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24-01-17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23-01-24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22-01-25 0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20-01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19-01-16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18-01-17 0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17-01-1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16-09-2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16-05-0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16-01-14 0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15-09-22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15-01-13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14-09-0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14-05-19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14-01-06 1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13-08-14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13-01-1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1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1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1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0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0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06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05-01-1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0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0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0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0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200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199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1998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1997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199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199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199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199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199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199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199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198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198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1987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1986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198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198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198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198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198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8</text:p>
          </table:table-cell>
          <table:table-cell office:value-type="string" calcext:value-type="string">
            <text:p>MM3348</text:p>
          </table:table-cell>
          <table:table-cell office:value-type="string" calcext:value-type="string">
            <text:p>198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